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OHOTOM -</text:p>
      <text:p text:style-name="Standard"/>
      <text:p text:style-name="Standard">Extraversion</text:p>
      <text:p text:style-name="Standard">Trigger: friend</text:p>
      <text:p text:style-name="Standard"><text:tab/>family (mother, father, sister, brother)</text:p>
      <text:p text:style-name="Standard"><text:tab/>talk</text:p>
      <text:p text:style-name="Standard">Sentences: “I love my friends, man!”</text:p>
      <text:p text:style-name="Standard"><text:tab/>“Friendship is the most important thing in the world.”</text:p>
      <text:p text:style-name="Standard"><text:tab/>“This can be the beginning of a beautiful friendship”</text:p>
      <text:p text:style-name="Standard"><text:tab/>“You know, my mother always told me that water is sweet but blood is thicker”</text:p>
      <text:p text:style-name="Standard"><text:tab/>“Having a nice family is amazing!”</text:p>
      <text:p text:style-name="Standard"><text:tab/>“Every family has some crazy stuff but I think this is normal.”</text:p>
      <text:p text:style-name="Standard"><text:tab/>“Sometimes I just talk<text:s/>and talk and talk and can’t stop, but it makes me really happy when someone listens to me”</text:p>
      <text:p text:style-name="Standard"><text:tab/>“Every conflict can be solved with a nice loong conversation, don’t you think?”</text:p>
      <text:p text:style-name="Standard"><text:tab/>“It is amazing to have someone you can freely talk to!”</text:p>
      <text:p text:style-name="Standard"/>
      <text:p text:style-name="Standard">Agreeableness</text:p>
      <text:p text:style-name="Standard">Trigger: sympathy (love, like)</text:p>
      <text:p text:style-name="Standard"><text:tab/>opinion (think, believe)</text:p>
      <text:p text:style-name="Standard">Sentences: “Yes, I love it, too!”</text:p>
      <text:p text:style-name="Standard"><text:tab/>“You musn’t be ashamed of your feelings.”</text:p>
      <text:p text:style-name="Standard"><text:tab/>“I get it, you have every right to like anything you want.”</text:p>
      <text:p text:style-name="Standard"><text:tab/>“Don’t worry, feeling this way is completely okay”</text:p>
      <text:p text:style-name="Standard"><text:tab/>“I agree with you”</text:p>
      <text:p text:style-name="Standard"><text:tab/>“Everyone has their right to have an opinion”</text:p>
      <text:p text:style-name="Standard"><text:tab/>“I’m sure you have your reasons to think like this.”</text:p>
      <text:p text:style-name="Standard"><text:tab/>“And why do you believe it?”</text:p>
      <text:p text:style-name="Standard"/>
      <text:p text:style-name="Standard">Conscientiousness</text:p>
      <text:p text:style-name="Standard">Trigger: work (deadline, job, boss, colleague, school)</text:p>
      <text:p text:style-name="Standard"><text:tab/>achievement (prize, purpose, complete)</text:p>
      <text:p text:style-name="Standard"><text:tab/>order (days of the week, routine)</text:p>
      <text:p text:style-name="Standard">Sentences: “If you don’t work hard, don’t expect to solve your problems”</text:p>
      <text:p text:style-name="Standard"><text:tab/>“You don’t get fired without any reason, so think about your actions!”</text:p>
      <text:p text:style-name="Standard"><text:tab/>“You should pay attention to your deadlines”</text:p>
      <text:p text:style-name="Standard"><text:tab/>“Without a purpose, a man’s life worths<text:s/>nothing”</text:p>
      <text:p text:style-name="Standard"><text:tab/>“Complete your tasks before doint anything else: this is my recipe of a calm mind”</text:p>
      <text:p text:style-name="Standard"><text:tab/>“It is important to know one’s own limits”</text:p>
      <text:p text:style-name="Standard"><text:tab/>“Time is money, boy!”</text:p>
      <text:p text:style-name="Standard"><text:tab/>“You are determined to be late, aren’t you?</text:p>
      <text:p text:style-name="Standard"><text:tab/>“Early bird gets the worm, you know?”</text:p>
      <text:p text:style-name="Standard"/>
      <text:p text:style-name="Standard">Neuroticism</text:p>
      <text:p text:style-name="Standard">Trigger: feeling (sad, angry, disappointed)</text:p>
      <text:p text:style-name="Standard"><text:tab/>anxiety (afraid, worry, stressed)</text:p>
      <text:p text:style-name="Standard">Sentences: “The whole world is sad and hopeless...”</text:p>
      <text:p text:style-name="Standard"><text:tab/>“I think you are depressed.”</text:p>
      <text:p text:style-name="Standard"><text:tab/>“I just want to cry”</text:p>
      <text:p text:style-name="Standard"><text:tab/>“I am just waiting for something good to happen, but it seems like it never comes”</text:p>
      <text:p text:style-name="Standard"><text:tab/>“This is so stupid, why can’t anything work??”</text:p>
      <text:p text:style-name="Standard"><text:tab/>“Human life is so stressful, we should just stop it somehow”</text:p>
      <text:soft-page-break/>
      <text:p text:style-name="Standard"><text:tab/>“It feels like everything is against us!”</text:p>
      <text:p text:style-name="Standard"><text:tab/>“It is just horrible, horrible!”</text:p>
      <text:p text:style-name="Standard"/>
      <text:p text:style-name="Standard">Openness</text:p>
      <text:p text:style-name="Standard">Trigger: artistic (draw, paint, play, music,<text:s/>poem, dance)</text:p>
      <text:p text:style-name="Standard"><text:tab/>sexual (sex, partner, romantic, gay, lesbian)</text:p>
      <text:p text:style-name="Standard"><text:tab/>adventure (try, enjoy, exciting, new)</text:p>
      <text:p text:style-name="Standard">Sentences: “Art is the soul of humanity”</text:p>
      <text:p text:style-name="Standard"><text:tab/>“If you don’t like music, you are not even human”</text:p>
      <text:p text:style-name="Standard"><text:tab/>“How can you live without arts? My answer is: you can’t.”</text:p>
      <text:p text:style-name="Standard"><text:tab/>“Don’t say you don’t like it without trying it”</text:p>
      <text:p text:style-name="Standard"><text:tab/>“You need to be open toward new experiences”</text:p>
      <text:p text:style-name="Standard"><text:tab/>“Every form of sexuality is acceptable!”</text:p>
      <text:p text:style-name="Standard"><text:tab/>“Life is boring without new things...”</text:p>
      <text:p text:style-name="Standard"><text:tab/>“Why do you even live if you don’t do exciting things?”</text:p>
      <text:p text:style-name="Standard"><text:tab/>“Yes, go on an adventure! It helps develop your personality.”</text:p>
      <text:p text:style-name="Standard"><text:tab/></text:p>
      <text:p text:style-name="Standard"><text:tab/></text:p>
      <text:p text:style-name="Standard"><text:tab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r. Almási Csaba</meta:initial-creator>
    <dc:creator>dr. Almási Csaba</dc:creator>
    <meta:creation-date>2017-01-27T09:38:00Z</meta:creation-date>
    <dc:date>2017-01-27T09:38:00Z</dc:date>
    <meta:template xlink:href="Normal" xlink:type="simple"/>
    <meta:editing-cycles>2</meta:editing-cycles>
    <meta:editing-duration>PT60S</meta:editing-duration>
    <meta:document-statistic meta:page-count="2" meta:paragraph-count="5" meta:word-count="352" meta:character-count="2778" meta:row-count="20" meta:non-whitespace-character-count="2431"/>
  </office:meta>
</office:document-meta>
</file>